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background-color="#999999" fo:padding="0.097cm" fo:border-left="0.05pt solid #000000" fo:border-right="none" fo:border-top="none" fo:border-bottom="0.05pt solid #000000">
        <style:background-image/>
      </style:table-cell-properties>
    </style:style>
    <style:style style:name="Table1.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4" style:family="table-row">
      <style:table-row-properties style:min-row-height="0.764cm"/>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999999" fo:padding="0.097cm" fo:border-left="0.05pt solid #000000" fo:border-right="none" fo:border-top="none" fo:border-bottom="0.05pt solid #000000">
        <style:background-image/>
      </style:table-cell-properties>
    </style:style>
    <style:style style:name="Table2.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3.B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999999" fo:padding="0.097cm" fo:border-left="0.05pt solid #000000" fo:border-right="none" fo:border-top="none" fo:border-bottom="0.05pt solid #000000">
        <style:background-image/>
      </style:table-cell-properties>
    </style:style>
    <style:style style:name="Table3.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background-color="#999999" fo:padding="0.097cm" fo:border-left="0.05pt solid #000000" fo:border-right="none" fo:border-top="none" fo:border-bottom="0.05pt solid #000000">
        <style:background-image/>
      </style:table-cell-properties>
    </style:style>
    <style:style style:name="Table4.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5.B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background-color="#999999" fo:padding="0.097cm" fo:border-left="0.05pt solid #000000" fo:border-right="none" fo:border-top="none" fo:border-bottom="0.05pt solid #000000">
        <style:background-image/>
      </style:table-cell-properties>
    </style:style>
    <style:style style:name="Table5.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paragraph-rsid="001f4e9b"/>
    </style:style>
    <style:style style:name="P4" style:family="paragraph" style:parent-style-name="Subtitle">
      <style:text-properties fo:language="de" fo:country="DE" officeooo:paragraph-rsid="001f4e9b"/>
    </style:style>
    <style:style style:name="P5" style:family="paragraph" style:parent-style-name="Subtitle">
      <style:text-properties fo:language="de" fo:country="DE" officeooo:rsid="001f4e9b" officeooo:paragraph-rsid="001f4e9b"/>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2">
      <style:text-properties style:font-name="Menlo" officeooo:rsid="00264511" officeooo:paragraph-rsid="00264511"/>
    </style:style>
    <style:style style:name="P8" style:family="paragraph" style:parent-style-name="Heading_20_2">
      <style:text-properties style:font-name="Menlo" fo:font-size="14pt" officeooo:rsid="002a204e" officeooo:paragraph-rsid="002a204e" style:font-name-asian="AR PL SungtiL GB" style:font-size-asian="14pt" style:font-name-complex="Lohit Devanagari" style:font-size-complex="14pt"/>
    </style:style>
    <style:style style:name="P9" style:family="paragraph" style:parent-style-name="Heading_20_2">
      <style:text-properties officeooo:rsid="002c50dc" officeooo:paragraph-rsid="002c50dc"/>
    </style:style>
    <style:style style:name="P10" style:family="paragraph" style:parent-style-name="Heading_20_2">
      <style:text-properties officeooo:rsid="002ea816" officeooo:paragraph-rsid="002ea816"/>
    </style:style>
    <style:style style:name="P11" style:family="paragraph" style:parent-style-name="Heading_20_2">
      <style:text-properties officeooo:rsid="0030b7fb" officeooo:paragraph-rsid="0030b7fb"/>
    </style:style>
    <style:style style:name="P12" style:family="paragraph" style:parent-style-name="Heading_20_2">
      <style:text-properties officeooo:rsid="00326289" officeooo:paragraph-rsid="00326289"/>
    </style:style>
    <style:style style:name="P13" style:family="paragraph" style:parent-style-name="Table_20_Contents">
      <style:text-properties fo:font-weight="bold" officeooo:rsid="0036de52" officeooo:paragraph-rsid="0036de52" style:font-weight-asian="bold" style:font-weight-complex="bold"/>
    </style:style>
    <style:style style:name="P14" style:family="paragraph" style:parent-style-name="Table_20_Contents">
      <style:text-properties fo:font-weight="bold" officeooo:rsid="0036de52" officeooo:paragraph-rsid="0039fae1" style:font-weight-asian="bold" style:font-weight-complex="bold"/>
    </style:style>
    <style:style style:name="P15" style:family="paragraph" style:parent-style-name="Table_20_Contents">
      <style:text-properties fo:font-weight="bold" officeooo:rsid="0036de52" officeooo:paragraph-rsid="003a2f52" style:font-weight-asian="bold" style:font-weight-complex="bold"/>
    </style:style>
    <style:style style:name="P16" style:family="paragraph" style:parent-style-name="Table_20_Contents">
      <style:text-properties fo:font-weight="bold" officeooo:rsid="0036de52" officeooo:paragraph-rsid="003a501a" style:font-weight-asian="bold" style:font-weight-complex="bold"/>
    </style:style>
    <style:style style:name="P17" style:family="paragraph" style:parent-style-name="Table_20_Contents">
      <style:text-properties officeooo:rsid="0039fae1" officeooo:paragraph-rsid="0039fae1"/>
    </style:style>
    <style:style style:name="P18" style:family="paragraph" style:parent-style-name="Table_20_Contents">
      <style:text-properties officeooo:paragraph-rsid="0039fae1"/>
    </style:style>
    <style:style style:name="P19" style:family="paragraph" style:parent-style-name="Table_20_Contents">
      <style:text-properties officeooo:rsid="003a2f52" officeooo:paragraph-rsid="003a2f52"/>
    </style:style>
    <style:style style:name="P20" style:family="paragraph" style:parent-style-name="Table_20_Contents">
      <style:text-properties officeooo:paragraph-rsid="003a2f52"/>
    </style:style>
    <style:style style:name="P21" style:family="paragraph" style:parent-style-name="Table_20_Contents">
      <style:text-properties officeooo:rsid="003a501a" officeooo:paragraph-rsid="003a501a"/>
    </style:style>
    <style:style style:name="P22" style:family="paragraph" style:parent-style-name="Table_20_Contents">
      <style:text-properties officeooo:paragraph-rsid="003a501a"/>
    </style:style>
    <style:style style:name="P23" style:family="paragraph" style:parent-style-name="Text_20_body">
      <style:text-properties fo:language="de" fo:country="DE" fo:font-weight="bold" officeooo:paragraph-rsid="001f4e9b" fo:background-color="#fff200" style:font-weight-asian="bold" style:font-weight-complex="bold"/>
    </style:style>
    <style:style style:name="P24" style:family="paragraph" style:parent-style-name="Text_20_body">
      <style:text-properties officeooo:rsid="00264511" officeooo:paragraph-rsid="00264511"/>
    </style:style>
    <style:style style:name="P25" style:family="paragraph" style:parent-style-name="Text_20_body">
      <style:text-properties officeooo:paragraph-rsid="0024c649"/>
    </style:style>
    <style:style style:name="P26" style:family="paragraph" style:parent-style-name="Text_20_body">
      <style:text-properties officeooo:paragraph-rsid="002a204e"/>
    </style:style>
    <style:style style:name="P27" style:family="paragraph" style:parent-style-name="Text_20_body">
      <style:text-properties officeooo:paragraph-rsid="002c50dc"/>
    </style:style>
    <style:style style:name="P28" style:family="paragraph" style:parent-style-name="Text_20_body">
      <style:text-properties officeooo:paragraph-rsid="002e4d49"/>
    </style:style>
    <style:style style:name="P29" style:family="paragraph" style:parent-style-name="Text_20_body">
      <style:text-properties officeooo:paragraph-rsid="002ea816"/>
    </style:style>
    <style:style style:name="P30" style:family="paragraph" style:parent-style-name="Text_20_body">
      <style:text-properties officeooo:paragraph-rsid="0031cd5a"/>
    </style:style>
    <style:style style:name="P31" style:family="paragraph" style:parent-style-name="Text_20_body">
      <style:text-properties officeooo:paragraph-rsid="0030b7fb"/>
    </style:style>
    <style:style style:name="P32" style:family="paragraph" style:parent-style-name="Text_20_body">
      <style:text-properties officeooo:rsid="0036de52" officeooo:paragraph-rsid="0036de52"/>
    </style:style>
    <style:style style:name="P33" style:family="paragraph" style:parent-style-name="Text_20_body">
      <style:text-properties fo:font-style="italic" officeooo:rsid="0039fae1" officeooo:paragraph-rsid="0039fae1" style:font-style-asian="italic" style:font-style-complex="italic"/>
    </style:style>
    <style:style style:name="P34" style:family="paragraph" style:parent-style-name="Text_20_body">
      <style:text-properties fo:font-style="italic" officeooo:rsid="003a2f52" officeooo:paragraph-rsid="003a2f52" style:font-style-asian="italic" style:font-style-complex="italic"/>
    </style:style>
    <style:style style:name="P35" style:family="paragraph" style:parent-style-name="Text_20_body">
      <style:text-properties fo:font-style="italic" officeooo:rsid="003a501a" officeooo:paragraph-rsid="003a501a" style:font-style-asian="italic" style:font-style-complex="italic"/>
    </style:style>
    <style:style style:name="P36" style:family="paragraph" style:parent-style-name="Text_20_body">
      <style:text-properties officeooo:paragraph-rsid="003a501a"/>
    </style:style>
    <style:style style:name="P37" style:family="paragraph" style:parent-style-name="Text_20_body">
      <style:text-properties officeooo:rsid="003a501a" officeooo:paragraph-rsid="003a501a"/>
    </style:style>
    <style:style style:name="P38" style:family="paragraph" style:parent-style-name="Text_20_body">
      <style:text-properties officeooo:rsid="003c2bea" officeooo:paragraph-rsid="003c2bea"/>
    </style:style>
    <style:style style:name="P39" style:family="paragraph" style:parent-style-name="Text_20_body">
      <style:text-properties style:font-name="Menlo" fo:font-size="7pt" style:font-size-asian="7pt" style:font-size-complex="7pt"/>
    </style:style>
    <style:style style:name="P40" style:family="paragraph" style:parent-style-name="Text_20_body">
      <style:text-properties fo:font-style="normal" officeooo:rsid="003a501a" officeooo:paragraph-rsid="003a501a" style:font-style-asian="normal" style:font-style-complex="normal"/>
    </style:style>
    <style:style style:name="P41" style:family="paragraph" style:parent-style-name="Text_20_body">
      <style:text-properties officeooo:paragraph-rsid="00326289"/>
    </style:style>
    <style:style style:name="P42" style:family="paragraph" style:parent-style-name="Text_20_body">
      <style:text-properties officeooo:rsid="002dde3a" officeooo:paragraph-rsid="003e4d60"/>
    </style:style>
    <style:style style:name="P43" style:family="paragraph" style:parent-style-name="Heading_20_1">
      <style:text-properties fo:language="de" fo:country="DE"/>
    </style:style>
    <style:style style:name="P44" style:family="paragraph" style:parent-style-name="Heading_20_1">
      <style:text-properties fo:language="de" fo:country="DE" officeooo:rsid="003a501a" officeooo:paragraph-rsid="003a501a"/>
    </style:style>
    <style:style style:name="P45" style:family="paragraph" style:parent-style-name="Heading_20_1">
      <style:text-properties fo:language="de" fo:country="DE" officeooo:paragraph-rsid="003a501a"/>
    </style:style>
    <style:style style:name="P46" style:family="paragraph" style:parent-style-name="Heading_20_1">
      <style:text-properties officeooo:rsid="002dde3a" officeooo:paragraph-rsid="003e4d60"/>
    </style:style>
    <style:style style:name="P47" style:family="paragraph" style:parent-style-name="Text_20_body" style:list-style-name="L1">
      <style:text-properties officeooo:rsid="002dde3a" officeooo:paragraph-rsid="003e4d60"/>
    </style:style>
    <style:style style:name="P48" style:family="paragraph" style:parent-style-name="Text_20_body" style:list-style-name="L1">
      <style:text-properties officeooo:rsid="002ef2f6" officeooo:paragraph-rsid="003e4d60"/>
    </style:style>
    <style:style style:name="P49" style:family="paragraph" style:parent-style-name="Text_20_body" style:list-style-name="L1">
      <style:text-properties fo:font-style="normal" officeooo:rsid="002ef2f6" officeooo:paragraph-rsid="003e4d60" style:font-style-asian="normal" style:font-style-complex="normal"/>
    </style:style>
    <style:style style:name="T1" style:family="text">
      <style:text-properties officeooo:rsid="001fbed0"/>
    </style:style>
    <style:style style:name="T2" style:family="text">
      <style:text-properties officeooo:rsid="001f4e9b"/>
    </style:style>
    <style:style style:name="T3" style:family="text">
      <style:text-properties officeooo:rsid="002391aa"/>
    </style:style>
    <style:style style:name="T4" style:family="text">
      <style:text-properties style:font-name="Liberation Sans" fo:font-size="28pt" fo:font-weight="bold" officeooo:rsid="002391aa" style:font-name-asian="AR PL SungtiL GB" style:font-size-asian="28pt" style:font-weight-asian="bold" style:font-name-complex="Lohit Devanagari" style:font-size-complex="28pt" style:font-weight-complex="bold"/>
    </style:style>
    <style:style style:name="T5" style:family="text">
      <style:text-properties style:font-name="Liberation Sans" fo:font-size="18pt" officeooo:rsid="002391aa" style:font-name-asian="AR PL SungtiL GB" style:font-size-asian="18pt" style:font-name-complex="Lohit Devanagari" style:font-size-complex="18pt"/>
    </style:style>
    <style:style style:name="T6" style:family="text">
      <style:text-properties fo:language="de" fo:country="DE"/>
    </style:style>
    <style:style style:name="T7" style:family="text">
      <style:text-properties fo:language="de" fo:country="DE" officeooo:rsid="0024c649"/>
    </style:style>
    <style:style style:name="T8" style:family="text">
      <style:text-properties fo:language="de" fo:country="DE" officeooo:rsid="00264511"/>
    </style:style>
    <style:style style:name="T9" style:family="text">
      <style:text-properties fo:language="de" fo:country="DE" officeooo:rsid="00279071"/>
    </style:style>
    <style:style style:name="T10" style:family="text">
      <style:text-properties fo:language="de" fo:country="DE" officeooo:rsid="003a501a"/>
    </style:style>
    <style:style style:name="T11" style:family="text">
      <style:text-properties fo:language="de" fo:country="DE" officeooo:rsid="003c2bea"/>
    </style:style>
    <style:style style:name="T12" style:family="text">
      <style:text-properties fo:language="de" fo:country="DE" fo:font-style="italic" style:font-style-asian="italic" style:font-style-complex="italic"/>
    </style:style>
    <style:style style:name="T13" style:family="text">
      <style:text-properties fo:language="de" fo:country="DE" fo:font-style="italic" officeooo:rsid="003a501a" style:font-style-asian="italic" style:font-style-complex="italic"/>
    </style:style>
    <style:style style:name="T14" style:family="text">
      <style:text-properties fo:language="de" fo:country="DE" fo:font-style="italic" officeooo:rsid="00412702" style:font-style-asian="italic" style:font-style-complex="italic"/>
    </style:style>
    <style:style style:name="T15" style:family="text">
      <style:text-properties fo:language="de" fo:country="DE" fo:font-style="normal" style:font-style-asian="normal" style:font-style-complex="normal"/>
    </style:style>
    <style:style style:name="T16" style:family="text">
      <style:text-properties fo:language="de" fo:country="DE" officeooo:rsid="003fddbc"/>
    </style:style>
    <style:style style:name="T17" style:family="text">
      <style:text-properties fo:language="de" fo:country="DE" officeooo:rsid="00412702"/>
    </style:style>
    <style:style style:name="T18" style:family="text">
      <style:text-properties style:font-name="Menlo"/>
    </style:style>
    <style:style style:name="T19" style:family="text">
      <style:text-properties style:font-name="Menlo" officeooo:rsid="00264511"/>
    </style:style>
    <style:style style:name="T20" style:family="text">
      <style:text-properties style:font-name="Menlo" officeooo:rsid="0026ed8e"/>
    </style:style>
    <style:style style:name="T21" style:family="text">
      <style:text-properties style:font-name="Menlo" officeooo:rsid="002a204e"/>
    </style:style>
    <style:style style:name="T22" style:family="text">
      <style:text-properties style:font-name="Menlo" officeooo:rsid="002b31bd"/>
    </style:style>
    <style:style style:name="T23" style:family="text">
      <style:text-properties style:font-name="Menlo" officeooo:rsid="002ccb7c"/>
    </style:style>
    <style:style style:name="T24" style:family="text">
      <style:text-properties style:font-name="Menlo" officeooo:rsid="002c50dc"/>
    </style:style>
    <style:style style:name="T25" style:family="text">
      <style:text-properties style:font-name="Menlo" officeooo:rsid="002e4d49"/>
    </style:style>
    <style:style style:name="T26" style:family="text">
      <style:text-properties style:font-name="Menlo" officeooo:rsid="002ea816"/>
    </style:style>
    <style:style style:name="T27" style:family="text">
      <style:text-properties style:font-name="Menlo" officeooo:rsid="0031cd5a"/>
    </style:style>
    <style:style style:name="T28" style:family="text">
      <style:text-properties style:font-name="Menlo" officeooo:rsid="0030b7fb"/>
    </style:style>
    <style:style style:name="T29" style:family="text">
      <style:text-properties style:font-name="Menlo" officeooo:rsid="00326289"/>
    </style:style>
    <style:style style:name="T30" style:family="text">
      <style:text-properties style:font-name="Menlo" fo:font-size="7pt" style:font-size-asian="7pt" style:font-size-complex="7pt"/>
    </style:style>
    <style:style style:name="T31" style:family="text">
      <style:text-properties style:font-name="Menlo" fo:font-size="7pt" officeooo:rsid="003cbe93" style:font-size-asian="7pt" style:font-size-complex="7pt"/>
    </style:style>
    <style:style style:name="T32" style:family="text">
      <style:text-properties style:font-name="Liberation Serif"/>
    </style:style>
    <style:style style:name="T33" style:family="text">
      <style:text-properties style:font-name="Liberation Serif" officeooo:rsid="00264511"/>
    </style:style>
    <style:style style:name="T34" style:family="text">
      <style:text-properties style:font-name="Liberation Serif" officeooo:rsid="0026ed8e"/>
    </style:style>
    <style:style style:name="T35" style:family="text">
      <style:text-properties style:font-name="Liberation Serif" officeooo:rsid="002ccb7c"/>
    </style:style>
    <style:style style:name="T36" style:family="text">
      <style:text-properties style:font-name="Liberation Serif" officeooo:rsid="002e4d49"/>
    </style:style>
    <style:style style:name="T37" style:family="text">
      <style:text-properties style:font-name="Liberation Serif" officeooo:rsid="002ea816"/>
    </style:style>
    <style:style style:name="T38" style:family="text">
      <style:text-properties style:font-name="Liberation Serif" officeooo:rsid="0030b7fb"/>
    </style:style>
    <style:style style:name="T39" style:family="text">
      <style:text-properties style:font-name="Liberation Serif" officeooo:rsid="003fddbc"/>
    </style:style>
    <style:style style:name="T40" style:family="text">
      <style:text-properties officeooo:rsid="002a204e"/>
    </style:style>
    <style:style style:name="T41" style:family="text">
      <style:text-properties officeooo:rsid="002b31bd"/>
    </style:style>
    <style:style style:name="T42" style:family="text">
      <style:text-properties officeooo:rsid="002c50dc"/>
    </style:style>
    <style:style style:name="T43" style:family="text">
      <style:text-properties officeooo:rsid="002ccb7c"/>
    </style:style>
    <style:style style:name="T44" style:family="text">
      <style:text-properties officeooo:rsid="002ea816"/>
    </style:style>
    <style:style style:name="T45" style:family="text">
      <style:text-properties officeooo:rsid="002f3c24"/>
    </style:style>
    <style:style style:name="T46" style:family="text">
      <style:text-properties officeooo:rsid="0030b7fb"/>
    </style:style>
    <style:style style:name="T47" style:family="text">
      <style:text-properties officeooo:rsid="0031cd5a"/>
    </style:style>
    <style:style style:name="T48" style:family="text">
      <style:text-properties officeooo:rsid="00326289"/>
    </style:style>
    <style:style style:name="T49" style:family="text">
      <style:text-properties officeooo:rsid="0034f69c"/>
    </style:style>
    <style:style style:name="T50" style:family="text">
      <style:text-properties fo:font-style="italic" style:font-style-asian="italic" style:font-style-complex="italic"/>
    </style:style>
    <style:style style:name="T51" style:family="text">
      <style:text-properties fo:font-style="italic" officeooo:rsid="002dde3a" style:font-style-asian="italic" style:font-style-complex="italic"/>
    </style:style>
    <style:style style:name="T52" style:family="text">
      <style:text-properties fo:font-style="italic" officeooo:rsid="003e4d60" style:font-style-asian="italic" style:font-style-complex="italic"/>
    </style:style>
    <style:style style:name="T53" style:family="text">
      <style:text-properties officeooo:rsid="0039fae1"/>
    </style:style>
    <style:style style:name="T54" style:family="text">
      <style:text-properties fo:font-style="normal" style:font-style-asian="normal" style:font-style-complex="normal"/>
    </style:style>
    <style:style style:name="T55" style:family="text">
      <style:text-properties fo:font-style="normal" officeooo:rsid="003f803d" style:font-style-asian="normal" style:font-style-complex="normal"/>
    </style:style>
    <style:style style:name="T56" style:family="text">
      <style:text-properties officeooo:rsid="003a2f52"/>
    </style:style>
    <style:style style:name="T57" style:family="text">
      <style:text-properties officeooo:rsid="003cbe93"/>
    </style:style>
    <style:style style:name="T58" style:family="text">
      <style:text-properties style:font-name="Menlo" officeooo:rsid="002e4d49"/>
    </style:style>
    <style:style style:name="T59" style:family="text">
      <style:text-properties officeooo:rsid="003f803d"/>
    </style:style>
    <style:style style:name="T60" style:family="text">
      <style:text-properties officeooo:rsid="003fddbc"/>
    </style:style>
    <style:style style:name="T61" style:family="text">
      <style:text-properties style:font-name="Liberation Serif" officeooo:rsid="0031cd5a"/>
    </style:style>
    <style:style style:name="T62" style:family="text">
      <style:text-properties officeooo:rsid="0041270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2">Aufgabe </text:span><text:span text:style-name="T3">3</text:span><text:span text:style-name="T2">: </text:span><text:span text:style-name="T4">Tobis Turnier</text:span><text:reference-mark-end text:name="Aufgabe"/></text:p>
      <text:p text:style-name="P4"><text:span text:style-name="T2">Team-ID: </text:span><text:span text:style-name="T5">00383</text:span></text:p>
      <text:p text:style-name="P4"><text:span text:style-name="T2">Team: </text:span><text:span text:style-name="T5">Theodor Teslia</text:span></text:p>
      <text:p text:style-name="P4"><text:span text:style-name="T2">Bearbeiter/-innen dieser Aufgabe:<text:line-break/></text:span><text:span text:style-name="T5">Theodor Teslia</text:span></text:p>
      <text:p text:style-name="P5"><text:date style:data-style-name="N81" text:date-value="2020-10-23T21:55:11.402259184" text:fixed="true">23. Oktober 2020</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text:a xlink:type="simple" xlink:href="#__RefHeading___Toc2232_4178761632" text:style-name="Index_20_Link" text:visited-style-name="Index_20_Link">Lösungsidee<text:tab/>1</text:a></text:p>
          <text:p text:style-name="P6"><text:a xlink:type="simple" xlink:href="#__RefHeading___Toc2234_4178761632" text:style-name="Index_20_Link" text:visited-style-name="Index_20_Link">Umsetzung<text:tab/>1</text:a></text:p>
          <text:p text:style-name="P6"><text:a xlink:type="simple" xlink:href="#__RefHeading___Toc1670_100778468" text:style-name="Index_20_Link" text:visited-style-name="Index_20_Link">Ausführung<text:tab/>3</text:a></text:p>
          <text:p text:style-name="P6"><text:a xlink:type="simple" xlink:href="#__RefHeading___Toc2236_4178761632" text:style-name="Index_20_Link" text:visited-style-name="Index_20_Link">Beispiele<text:tab/>4</text:a></text:p>
          <text:p text:style-name="P6"><text:a xlink:type="simple" xlink:href="#__RefHeading___Toc2680_2565024328" text:style-name="Index_20_Link" text:visited-style-name="Index_20_Link">Fazit<text:tab/>5</text:a></text:p>
          <text:p text:style-name="P6"><text:a xlink:type="simple" xlink:href="#__RefHeading___Toc2238_4178761632" text:style-name="Index_20_Link" text:visited-style-name="Index_20_Link">Quellcode<text:tab/>5</text:a></text:p>
        </text:index-body>
      </text:table-of-content>
      <text:p text:style-name="P23"/>
      <text:h text:style-name="P43" text:outline-level="1"><text:bookmark-start text:name="__RefHeading___Toc2232_4178761632"/>Lösungsidee<text:bookmark-end text:name="__RefHeading___Toc2232_4178761632"/></text:h>
      <text:p text:style-name="P25"><text:span text:style-name="T7">Meine Idee </text:span><text:span text:style-name="T16">ist</text:span><text:span text:style-name="T7"> es, die einzelnen </text:span><text:span text:style-name="T8">Turniervarianten zu programmieren, diese dann basierend auf den Eingabedateien über 100.000 Wiederholungen zu spielen und dann am Ende zu berechnen, wie oft der beste Spieler im Durchschnitt gewonnen hat. </text:span><text:span text:style-name="T9">Die Berechnung habe ich so durchgeführt, dass die Wahrscheinlichkeit, die am Ende rauskommt, beschreibt, wie wahrscheinlich es ist, dass ein Spieler gewinnt, der die höchste Stärke hat. Das heißt, wenn zwei Spieler die gleiche maximale Spielerstärke haben, wird die Wahrscheinlichkeit für den Sieg mit dieser Anzahl an Stärkepunkten </text:span><text:span text:style-name="T16">durch die Addition der absoluten Wahrscheinlichkeiten dieser Spieler berechnet.</text:span><text:span text:style-name="T9"> Ich denke, dass das sinnvoll ist, da Tobi wissen möchte, welche Turniervariante er auswählen sollte, damit die Wahrscheinlichkeit für den Sieg des besten Spielers am höchsten ist. Da es aber egal ist, welcher der besten Spieler gewinnt, sofern es mehrere gibt, sondern darauf geachtet wird, ob der Gewinner „rechtmäßig“ gewonnen hat, also auch in einem nicht zufallsbasierten Spiel gewonnen hätte, finde ich, dass man dies so rechnen sollte.</text:span></text:p>
      <text:h text:style-name="P43" text:outline-level="1"><text:bookmark-start text:name="__RefHeading___Toc2234_4178761632"/>Umsetzung<text:bookmark-end text:name="__RefHeading___Toc2234_4178761632"/></text:h>
      <text:p text:style-name="P24">Benutzt habe ich die Sprache C++. Die verschiedenen Turniervarianten habe ich in verschiedenen Klassen geschrieben (<text:span text:style-name="T18">Liga</text:span><text:span text:style-name="T32">, </text:span><text:span text:style-name="T18">KO</text:span><text:span text:style-name="T32"> und </text:span><text:span text:style-name="T18">KOx5</text:span><text:span text:style-name="T32">), die alle von der Klasse </text:span><text:span text:style-name="T18">Turnier</text:span><text:span text:style-name="T32"> ein </text:span><text:span text:style-name="T18">std::</text:span><text:span text:style-name="T21">multi</text:span><text:span text:style-name="T18">set</text:span><text:span text:style-name="T32"> mit dem Datentyp </text:span><text:span text:style-name="T18">Player</text:span><text:span text:style-name="T32">, eine Methode zum Hinzufügen von Spielern und </text:span><text:soft-page-break/><text:span text:style-name="T32">einer virtuellen Methode, die einen Durchlauf simuliert (d.h. die jeweilige Turniervariante spielt, bis ein Gewinner feststeht). </text:span><text:span text:style-name="T34">Diese heißt </text:span><text:span text:style-name="T20">play()</text:span><text:span text:style-name="T34">.</text:span></text:p>
      <text:p text:style-name="P7">Player</text:p>
      <text:p text:style-name="Text_20_body">Die Klasse <text:span text:style-name="T18">Player</text:span><text:span text:style-name="T32"> </text:span><text:span text:style-name="T33">besitzt die zwei Attribute </text:span><text:span text:style-name="T19">strength</text:span><text:span text:style-name="T33">, das die Spielstärke speichert und </text:span><text:span text:style-name="T19">playerNumber</text:span><text:span text:style-name="T33">, welches die eindeutige Nummer eines Spielers speichert. </text:span><text:span text:style-name="T34">Diese Struktur stellt somit einen Spieler dar, der an dem Turnier mitspielt.</text:span></text:p>
      <text:p text:style-name="P8">Turnier</text:p>
      <text:p text:style-name="P26"><text:span text:style-name="T40">Die Klasse </text:span><text:span text:style-name="T21">Turnier</text:span><text:span text:style-name="T40"> besitzt eine öffentliche Methode (</text:span><text:span text:style-name="T21">play()</text:span><text:span text:style-name="T40">), welche virtuell ist, wodurch auch die Klasse virtuell ist. Auch hat sie ein </text:span><text:span text:style-name="T21">std::multiset&lt;Player&gt;</text:span><text:span text:style-name="T40"> Attribut, </text:span><text:span text:style-name="T41">das </text:span><text:span text:style-name="T22">players</text:span><text:span text:style-name="T41"> heißt</text:span><text:span text:style-name="T40">, welches </text:span><text:span text:style-name="T21">protected</text:span><text:span text:style-name="T40"> ist. </text:span><text:span text:style-name="T41">Dieses Attribut speichert alle Spieler, aufwärts sortiert, nach ihrer Spielerstärke.</text:span></text:p>
      <text:p text:style-name="P9">Liga</text:p>
      <text:p text:style-name="P27"><text:span text:style-name="T42">Logischerweise erbt diese Klasse alle Eigenschaften der </text:span><text:span text:style-name="T24">Turnier</text:span><text:span text:style-name="T42">-Klasse, </text:span><text:span text:style-name="T43">fügt aber noch mehr hinzu und implementiert die virtuelle Methode </text:span><text:span text:style-name="T23">play()</text:span><text:span text:style-name="T35">. Hinzu kommt eine <text:s text:c="7"/></text:span><text:span text:style-name="T23">std::map&lt;int, int&gt;</text:span><text:span text:style-name="T35">, welche im Key die Spielernummer eines Spielers und die im Wert die Anzahl der von diesem gewonnen Spiele speichert.</text:span></text:p>
      <text:p text:style-name="P28"><text:span text:style-name="T36">Um dann eine Runde zu spielen, wird in einer verschachtelten for-Schleife zwei </text:span><text:span text:style-name="T39">M</text:span><text:span text:style-name="T36">al durch das geerbte Attribut </text:span><text:span text:style-name="T25">players</text:span><text:span text:style-name="T36"> iteriert, wobei jede Schleife aufhört, wenn der Iterator gleich </text:span><text:span text:style-name="T25">players.end()</text:span><text:span text:style-name="T36"> ist und die innere Schleife beginnt bei dem Objekt nach dem Objekt, auf das der Iterator der äußeren Schleife zeigt. In dem Körper der inneren Schleife wird dann die Methode </text:span><text:span text:style-name="T25">Liga::playRound()</text:span><text:span text:style-name="T36"> gespielt. Diese gibt die Spielernummer des dadurch ermittelten Gewinners zurück, dessen dazugehöriger Wert in der </text:span><text:span text:style-name="T25">std::map&lt;int, int&gt;</text:span><text:span text:style-name="T36"> dann um 1 erhöht wird. </text:span><text:span text:style-name="T39">Letztendlich</text:span><text:span text:style-name="T36"> wird durch alle Werte dieser </text:span><text:span text:style-name="T25">map</text:span><text:span text:style-name="T36"> durchgelaufen und d</text:span><text:span text:style-name="T37">er maximale Wert gespeichert, so dass dieser zurückgegeben werden kann.</text:span></text:p>
      <text:p text:style-name="P10"><text:span text:style-name="T18">Liga::playRound()</text:span> und <text:span text:style-name="T18">KO::playRound()</text:span></text:p>
      <text:p text:style-name="P29"><text:span text:style-name="T44">Beide Methoden unterscheiden sich bloß darin, dass </text:span><text:span text:style-name="T26">KO::playRound()</text:span><text:span text:style-name="T44"> eine passive Referenz von einem Spieler zurückgibt und </text:span><text:span text:style-name="T26">Liga::playRound()</text:span><text:span text:style-name="T44"> die Spielernummer des Spielers zurückliefert. Beide Methoden bekommen als Parameter zwei passive Referenzen eines Spielers (</text:span><text:span text:style-name="T26">ply1</text:span><text:span text:style-name="T44"> und </text:span><text:span text:style-name="T26">ply2</text:span><text:span text:style-name="T44">), die gegeneinander spielen. </text:span></text:p>
      <text:p text:style-name="P29"><text:span text:style-name="T44">Die Methode beginnt durch das Überprüfen, ob beide </text:span><text:span text:style-name="T45">Parameter eine Spielstärke von 0 haben. </text:span><text:span text:style-name="T60">W</text:span><text:span text:style-name="T45">enn dies der Fall ist, wird per 50/50 Chance entschieden, welcher Spieler gewinnt und wird dementsprechend zurückgegeben. Ansonsten wird eine Zufallszahl erzeugt, die von 0 bis zur Menge der „eingelegten Kugeln - 1“ geht. Wenn diese Zahl größer oder gleich der Spielerstärke des </text:span><text:soft-page-break/><text:span text:style-name="T45">zweiten Spielers </text:span><text:span text:style-name="T60">ist, </text:span><text:span text:style-name="T45">hat dieser gewonnen und er </text:span><text:span text:style-name="T46">wird zurückgegeben, ansonsten passiert dies mit dem ersten Spieler.</text:span></text:p>
      <text:p text:style-name="P11">KO</text:p>
      <text:p text:style-name="P31"><text:span text:style-name="T46">Die Klasse KO besitz</text:span><text:span text:style-name="T60">t</text:span><text:span text:style-name="T46"> ein</text:span><text:span text:style-name="T59">e Enumeration</text:span><text:span text:style-name="T46"> mit drei Einträgen, die die Möglichkeiten zum </text:span><text:span text:style-name="T60">P</text:span><text:span text:style-name="T46">aaren der Teilnehmer darstellen und ein </text:span><text:span text:style-name="T28">std::vector&lt;Player&gt;</text:span><text:span text:style-name="T38"> </text:span><text:span text:style-name="T47">mit dem Namen </text:span><text:span text:style-name="T27">plyVec</text:span><text:span text:style-name="T61">,</text:span><text:span text:style-name="T46"> welches als Zweitspeicher für die Spieler dient. Die drei Möglichkeiten zum </text:span><text:span text:style-name="T60">P</text:span><text:span text:style-name="T46">aaren sind: Sortiert nach aufsteigender Spielerstärke (Dafür werden die Spieler aus </text:span><text:span text:style-name="T28">players</text:span><text:span text:style-name="T46"> einfach in </text:span><text:span text:style-name="T27">plyVec</text:span><text:span text:style-name="T46"> kopiert, da die Spieler dort schon sortiert sind), zufällig (Dafür wird einfach </text:span><text:span text:style-name="T28">std::shuffle()</text:span><text:span text:style-name="T46"> benutzt) und nach dem Besten gegen den </text:span><text:span text:style-name="T60">B</text:span><text:span text:style-name="T46">chlechtesten, dem </text:span><text:span text:style-name="T60">Z</text:span><text:span text:style-name="T46">weitschlechtesten gegen den </text:span><text:span text:style-name="T60">Z</text:span><text:span text:style-name="T47">wei</text:span><text:span text:style-name="T60">t</text:span><text:span text:style-name="T47">besten usw. Um dies zu erreichen iterieren zwei Iteratoren einmal von vorne und einmal von hinten und kopieren ihre Objekte in </text:span><text:span text:style-name="T27">plyVec</text:span><text:span text:style-name="T47">.</text:span></text:p>
      <text:p text:style-name="P30"><text:span text:style-name="T47">Die Methode </text:span><text:span text:style-name="T27">play()</text:span><text:span text:style-name="T47"> ist so implementiert, dass nach dem </text:span><text:span text:style-name="T60">P</text:span><text:span text:style-name="T47">aaren der Spieler eine while-Schleife solange läuft, wie </text:span><text:span text:style-name="T27">plyVec</text:span><text:span text:style-name="T47"> eine größere Größe als 1 hat. In der while-Schleife wird durch </text:span><text:span text:style-name="T27">plyVec</text:span><text:span text:style-name="T47"> iteriert und es spielen immer die beiden ersten Spieler gegeneinander. Danach werden beide gelöscht und der Gewinner wird in einen </text:span><text:span text:style-name="T48">Z</text:span><text:span text:style-name="T47">wischen</text:span><text:span text:style-name="T48">speicher kopiert. Nach dem Ablauf der Schleife durch </text:span><text:span text:style-name="T29">plyVec</text:span><text:span text:style-name="T48"> ist dieses leer und die Inhalte des Zwischenspeichers werden hinein kopiert, wodurch auch </text:span><text:span text:style-name="T29">plyVec</text:span><text:span text:style-name="T48"> geleert wird.</text:span></text:p>
      <text:p text:style-name="P12">KOx5</text:p>
      <text:p text:style-name="P41"><text:span text:style-name="T48">KOx5 erbt alle Eigenschaften von KO, weshalb auch der Programmablauf fast genauso ist. Unterschiedlich ist bloß die Methode </text:span><text:span text:style-name="T29">playRound()</text:span><text:span text:style-name="T48">. Diese ist so implementiert, dass </text:span><text:span text:style-name="T49">fünf mal die Methode KO::playRound() aufgerufen und aufgezeichnet wird, welcher Spieler wie oft diese Runden gewinnt. Nach dem fünfmaligen Ausführen wird überprüft, welcher Spieler öfter gewonnen hat und gibt dementsprechend einen Spieler zurück.</text:span></text:p>
      <text:h text:style-name="P46" text:outline-level="1"><text:bookmark-start text:name="__RefHeading___Toc1670_100778468"/>Ausführung<text:bookmark-end text:name="__RefHeading___Toc1670_100778468"/></text:h>
      <text:p text:style-name="P42">Folgendes gilt nur für das Betriebssystem Mac OS X (10.15.7)</text:p>
      <text:list xml:id="list2937273253" text:style-name="L1">
        <text:list-item>
          <text:p text:style-name="P47">Das aktuelle Arbeitsverzeichnis (<text:span text:style-name="T50">pwd</text:span>) lautet: <text:span text:style-name="T50">/Users/BwInf</text:span></text:p>
        </text:list-item>
        <text:list-item>
          <text:p text:style-name="P47">Die <text:span text:style-name="T60">a</text:span>usführbare Datei befindet sich im Verzeichnis: <text:span text:style-name="T50">/Users/BwInf/2020/Runde1/TheodorTeslia/Aufgabe</text:span><text:span text:style-name="T52">3</text:span><text:span text:style-name="T50">/bin</text:span></text:p>
        </text:list-item>
        <text:list-item>
          <text:p text:style-name="P47"><text:span text:style-name="T54">In Terminal eingeben: </text:span><text:span text:style-name="T50">cd 2020/Runde1/TheodorTeslia/Aufgabe</text:span><text:span text:style-name="T52">3</text:span><text:span text:style-name="T50">/</text:span></text:p>
        </text:list-item>
        <text:list-item>
          <text:p text:style-name="P48"><text:span text:style-name="T54">Dann: </text:span><text:span text:style-name="T50">./Aufgabe</text:span><text:span text:style-name="T52">3</text:span></text:p>
          <text:list>
            <text:list-item>
              <text:p text:style-name="P49">Durchläuft das Programm mit der Standard-Eingabedatei (wichteln1.txt)</text:p>
            </text:list-item>
            <text:list-item>
              <text:p text:style-name="P48"><text:span text:style-name="T54">Zum testen mit anderen Dateien: </text:span><text:span text:style-name="T50">./Aufgabe</text:span><text:span text:style-name="T52">3</text:span><text:span text:style-name="T50"> &lt;TextDatei.txt&gt;</text:span></text:p>
              <text:list>
                <text:list-item>
                  <text:p text:style-name="P48"><text:soft-page-break/><text:span text:style-name="T50">&lt;TextDatei.txt&gt;</text:span><text:span text:style-name="T54"> muss sich i</text:span><text:span text:style-name="T55">m</text:span><text:span text:style-name="T54"> Verzeichnis </text:span><text:span text:style-name="T51">/Users/BwInf/2020/Runde1/TheodorTeslia/Aufgabe</text:span><text:span text:style-name="T52">3</text:span><text:span text:style-name="T51">/</text:span><text:span text:style-name="T50">examples</text:span><text:span text:style-name="T54"> befinden</text:span></text:p>
                </text:list-item>
              </text:list>
            </text:list-item>
          </text:list>
        </text:list-item>
      </text:list>
      <text:h text:style-name="P43" text:outline-level="1"><text:bookmark-start text:name="__RefHeading___Toc2236_4178761632"/>Beispiele<text:bookmark-end text:name="__RefHeading___Toc2236_4178761632"/></text:h>
      <text:p text:style-name="P32">In den Zellen der Tabellen ist die relative Häufigkeit des Sieges des besten Spielers <text:span text:style-name="T62">aufgeführt</text:span> (weitere Erklärung dazu siehe Lösungsidee).</text:p>
      <text:p text:style-name="Text_20_body"><text:span text:style-name="T50">Spielstaerken1.txt</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C1" office:value-type="string">
            <text:p text:style-name="P13">Aufsteigend sortiert</text:p>
          </table:table-cell>
          <table:table-cell table:style-name="Table1.C1" office:value-type="string">
            <text:p text:style-name="P13">Zufällig angeordnet</text:p>
          </table:table-cell>
          <table:table-cell table:style-name="Table1.D1" office:value-type="string">
            <text:p text:style-name="P13">Best<text:span text:style-name="T53">er</text:span> gegen schlechte<text:span text:style-name="T53">ster</text:span></text:p>
          </table:table-cell>
        </table:table-row>
        <table:table-row>
          <table:table-cell table:style-name="Table1.C4" office:value-type="string">
            <text:p text:style-name="P13">Liga</text:p>
          </table:table-cell>
          <table:table-cell table:style-name="Table1.C4" office:value-type="string">
            <text:p text:style-name="P17">34,616%</text:p>
          </table:table-cell>
          <table:table-cell table:style-name="Table1.C2" office:value-type="string">
            <text:p text:style-name="Table_20_Contents"/>
          </table:table-cell>
          <table:table-cell table:style-name="Table1.D2" office:value-type="string">
            <text:p text:style-name="Table_20_Contents"/>
          </table:table-cell>
        </table:table-row>
        <table:table-row>
          <table:table-cell table:style-name="Table1.C4" office:value-type="string">
            <text:p text:style-name="P13">KO</text:p>
          </table:table-cell>
          <table:table-cell table:style-name="Table1.C4" office:value-type="string">
            <text:p text:style-name="P17">35,249%</text:p>
          </table:table-cell>
          <table:table-cell table:style-name="Table1.C4" office:value-type="string">
            <text:p text:style-name="P17">40,682%</text:p>
          </table:table-cell>
          <table:table-cell table:style-name="Table1.D4" office:value-type="string">
            <text:p text:style-name="P17">47,499%</text:p>
          </table:table-cell>
        </table:table-row>
        <table:table-row table:style-name="Table1.4">
          <table:table-cell table:style-name="Table1.C4" office:value-type="string">
            <text:p text:style-name="P13">KOx5</text:p>
          </table:table-cell>
          <table:table-cell table:style-name="Table1.C4" office:value-type="string">
            <text:p text:style-name="P17">55,52%</text:p>
          </table:table-cell>
          <table:table-cell table:style-name="Table1.C4" office:value-type="string">
            <text:p text:style-name="P17">60,018%</text:p>
          </table:table-cell>
          <table:table-cell table:style-name="Table1.D4" office:value-type="string">
            <text:p text:style-name="P17">61,01%</text:p>
          </table:table-cell>
        </table:table-row>
      </table:table>
      <text:p text:style-name="Text_20_body"/>
      <text:p text:style-name="P33">Spielstaerken2.txt<text:span text:style-name="T54">:</text:span></text:p>
      <table:table table:name="Table2" table:style-name="Table2">
        <table:table-column table:style-name="Table2.A" table:number-columns-repeated="3"/>
        <table:table-column table:style-name="Table2.D"/>
        <table:table-row>
          <table:table-cell table:style-name="Table2.A1" office:value-type="string">
            <text:p text:style-name="P18"/>
          </table:table-cell>
          <table:table-cell table:style-name="Table2.C1" office:value-type="string">
            <text:p text:style-name="P14">Aufsteigend sortiert</text:p>
          </table:table-cell>
          <table:table-cell table:style-name="Table2.C1" office:value-type="string">
            <text:p text:style-name="P14">Zufällig angeordnet</text:p>
          </table:table-cell>
          <table:table-cell table:style-name="Table2.D1" office:value-type="string">
            <text:p text:style-name="P14">Best<text:span text:style-name="T56">er</text:span> gegen schlechte<text:span text:style-name="T56">ster</text:span></text:p>
          </table:table-cell>
        </table:table-row>
        <table:table-row>
          <table:table-cell table:style-name="Table2.C4" office:value-type="string">
            <text:p text:style-name="P14">Liga</text:p>
          </table:table-cell>
          <table:table-cell table:style-name="Table2.C4" office:value-type="string">
            <text:p text:style-name="P17">20,656%</text:p>
          </table:table-cell>
          <table:table-cell table:style-name="Table2.C2" office:value-type="string">
            <text:p text:style-name="P18"/>
          </table:table-cell>
          <table:table-cell table:style-name="Table2.D2" office:value-type="string">
            <text:p text:style-name="P18"/>
          </table:table-cell>
        </table:table-row>
        <table:table-row>
          <table:table-cell table:style-name="Table2.C4" office:value-type="string">
            <text:p text:style-name="P14">KO</text:p>
          </table:table-cell>
          <table:table-cell table:style-name="Table2.C4" office:value-type="string">
            <text:p text:style-name="P19">28,044%</text:p>
          </table:table-cell>
          <table:table-cell table:style-name="Table2.C4" office:value-type="string">
            <text:p text:style-name="P19">30,116%</text:p>
          </table:table-cell>
          <table:table-cell table:style-name="Table2.D4" office:value-type="string">
            <text:p text:style-name="P19">30,662%</text:p>
          </table:table-cell>
        </table:table-row>
        <table:table-row>
          <table:table-cell table:style-name="Table2.C4" office:value-type="string">
            <text:p text:style-name="P14">KOx5</text:p>
          </table:table-cell>
          <table:table-cell table:style-name="Table2.C4" office:value-type="string">
            <text:p text:style-name="P19">36,385%</text:p>
          </table:table-cell>
          <table:table-cell table:style-name="Table2.C4" office:value-type="string">
            <text:p text:style-name="P19">35,548%</text:p>
          </table:table-cell>
          <table:table-cell table:style-name="Table2.D4" office:value-type="string">
            <text:p text:style-name="P19">36,344%</text:p>
          </table:table-cell>
        </table:table-row>
      </table:table>
      <text:p text:style-name="Text_20_body"/>
      <text:p text:style-name="P34">spielstaerken3.txt<text:span text:style-name="T54">:</text:span></text:p>
      <table:table table:name="Table3" table:style-name="Table3">
        <table:table-column table:style-name="Table3.A" table:number-columns-repeated="3"/>
        <table:table-column table:style-name="Table3.D"/>
        <table:table-row>
          <table:table-cell table:style-name="Table3.A1" office:value-type="string">
            <text:p text:style-name="P20"/>
          </table:table-cell>
          <table:table-cell table:style-name="Table3.C1" office:value-type="string">
            <text:p text:style-name="P15">Aufsteigend sortiert</text:p>
          </table:table-cell>
          <table:table-cell table:style-name="Table3.C1" office:value-type="string">
            <text:p text:style-name="P15">Zufällig angeordnet</text:p>
          </table:table-cell>
          <table:table-cell table:style-name="Table3.D1" office:value-type="string">
            <text:p text:style-name="P15">Best<text:span text:style-name="T56">er</text:span> gegen schlechte<text:span text:style-name="T56">ster</text:span></text:p>
          </table:table-cell>
        </table:table-row>
        <table:table-row>
          <table:table-cell table:style-name="Table3.C4" office:value-type="string">
            <text:p text:style-name="P15">Liga</text:p>
          </table:table-cell>
          <table:table-cell table:style-name="Table3.C4" office:value-type="string">
            <text:p text:style-name="P19">31,531%</text:p>
          </table:table-cell>
          <table:table-cell table:style-name="Table3.C2" office:value-type="string">
            <text:p text:style-name="P20"/>
          </table:table-cell>
          <table:table-cell table:style-name="Table3.D2" office:value-type="string">
            <text:p text:style-name="P20"/>
          </table:table-cell>
        </table:table-row>
        <table:table-row>
          <table:table-cell table:style-name="Table3.C4" office:value-type="string">
            <text:p text:style-name="P15">KO</text:p>
          </table:table-cell>
          <table:table-cell table:style-name="Table3.C4" office:value-type="string">
            <text:p text:style-name="P19">13,632%</text:p>
          </table:table-cell>
          <table:table-cell table:style-name="Table3.C4" office:value-type="string">
            <text:p text:style-name="P19">16,567%</text:p>
          </table:table-cell>
          <table:table-cell table:style-name="Table3.D4" office:value-type="string">
            <text:p text:style-name="P19">21,108%</text:p>
          </table:table-cell>
        </table:table-row>
        <table:table-row>
          <table:table-cell table:style-name="Table3.C4" office:value-type="string">
            <text:p text:style-name="P15">KOx5</text:p>
          </table:table-cell>
          <table:table-cell table:style-name="Table3.C4" office:value-type="string">
            <text:p text:style-name="P21">22,517%</text:p>
          </table:table-cell>
          <table:table-cell table:style-name="Table3.C4" office:value-type="string">
            <text:p text:style-name="P21">28,273%</text:p>
          </table:table-cell>
          <table:table-cell table:style-name="Table3.D4" office:value-type="string">
            <text:p text:style-name="P21">31,552%</text:p>
          </table:table-cell>
        </table:table-row>
      </table:table>
      <text:p text:style-name="Text_20_body"/>
      <text:p text:style-name="P35">spielstaerken4.txt<text:span text:style-name="T54">:</text:span></text:p>
      <table:table table:name="Table4" table:style-name="Table4">
        <table:table-column table:style-name="Table4.A" table:number-columns-repeated="3"/>
        <table:table-column table:style-name="Table4.D"/>
        <table:table-row>
          <table:table-cell table:style-name="Table4.A1" office:value-type="string">
            <text:p text:style-name="P22"/>
          </table:table-cell>
          <table:table-cell table:style-name="Table4.C1" office:value-type="string">
            <text:p text:style-name="P16">Aufsteigend sortiert</text:p>
          </table:table-cell>
          <table:table-cell table:style-name="Table4.C1" office:value-type="string">
            <text:p text:style-name="P16">Zufällig angeordnet</text:p>
          </table:table-cell>
          <table:table-cell table:style-name="Table4.D1" office:value-type="string">
            <text:p text:style-name="P16">Best<text:span text:style-name="T56">er</text:span> gegen schlechte<text:span text:style-name="T56">ster</text:span></text:p>
          </table:table-cell>
        </table:table-row>
        <table:table-row>
          <table:table-cell table:style-name="Table4.C4" office:value-type="string">
            <text:p text:style-name="P16">Liga</text:p>
          </table:table-cell>
          <table:table-cell table:style-name="Table4.C4" office:value-type="string">
            <text:p text:style-name="P21">11,515%</text:p>
          </table:table-cell>
          <table:table-cell table:style-name="Table4.C2" office:value-type="string">
            <text:p text:style-name="P22"/>
          </table:table-cell>
          <table:table-cell table:style-name="Table4.D2" office:value-type="string">
            <text:p text:style-name="P22"/>
          </table:table-cell>
        </table:table-row>
        <table:table-row>
          <table:table-cell table:style-name="Table4.C4" office:value-type="string">
            <text:p text:style-name="P16">KO</text:p>
          </table:table-cell>
          <table:table-cell table:style-name="Table4.C4" office:value-type="string">
            <text:p text:style-name="P21">6,901%</text:p>
          </table:table-cell>
          <table:table-cell table:style-name="Table4.C4" office:value-type="string">
            <text:p text:style-name="P21">7,071%</text:p>
          </table:table-cell>
          <table:table-cell table:style-name="Table4.D4" office:value-type="string">
            <text:p text:style-name="P21">6,83%</text:p>
          </table:table-cell>
        </table:table-row>
        <table:table-row>
          <table:table-cell table:style-name="Table4.C4" office:value-type="string">
            <text:p text:style-name="P16">KOx5</text:p>
          </table:table-cell>
          <table:table-cell table:style-name="Table4.C4" office:value-type="string">
            <text:p text:style-name="P21">7,506%</text:p>
          </table:table-cell>
          <table:table-cell table:style-name="Table4.C4" office:value-type="string">
            <text:p text:style-name="P21">7,612%</text:p>
          </table:table-cell>
          <table:table-cell table:style-name="Table4.D4" office:value-type="string">
            <text:p text:style-name="P21">7,563%</text:p>
          </table:table-cell>
        </table:table-row>
      </table:table>
      <text:p text:style-name="Text_20_body"/>
      <text:p text:style-name="P37"><text:soft-page-break/>Eigenes Beispiel: <text:span text:style-name="T50">beispiel1.txt</text:span><text:span text:style-name="T54">:</text:span></text:p>
      <text:p text:style-name="P40">Werte: 0, 0, 0, 0, 0, 0, 0, 20; Sinn: Testen, was bei mehreren Spielern mit der Stärke 0 passiert</text:p>
      <table:table table:name="Table5" table:style-name="Table5">
        <table:table-column table:style-name="Table5.A" table:number-columns-repeated="3"/>
        <table:table-column table:style-name="Table5.D"/>
        <table:table-row>
          <table:table-cell table:style-name="Table5.A1" office:value-type="string">
            <text:p text:style-name="P22"/>
          </table:table-cell>
          <table:table-cell table:style-name="Table5.C1" office:value-type="string">
            <text:p text:style-name="P16">Aufsteigend sortiert</text:p>
          </table:table-cell>
          <table:table-cell table:style-name="Table5.C1" office:value-type="string">
            <text:p text:style-name="P16">Zufällig angeordnet</text:p>
          </table:table-cell>
          <table:table-cell table:style-name="Table5.D1" office:value-type="string">
            <text:p text:style-name="P16">Best<text:span text:style-name="T56">er</text:span> gegen schlechte<text:span text:style-name="T56">ster</text:span></text:p>
          </table:table-cell>
        </table:table-row>
        <table:table-row>
          <table:table-cell table:style-name="Table5.C4" office:value-type="string">
            <text:p text:style-name="P16">Liga</text:p>
          </table:table-cell>
          <table:table-cell table:style-name="Table5.C4" office:value-type="string">
            <text:p text:style-name="P21">100%</text:p>
          </table:table-cell>
          <table:table-cell table:style-name="Table5.C2" office:value-type="string">
            <text:p text:style-name="P22"/>
          </table:table-cell>
          <table:table-cell table:style-name="Table5.D2" office:value-type="string">
            <text:p text:style-name="P22"/>
          </table:table-cell>
        </table:table-row>
        <table:table-row>
          <table:table-cell table:style-name="Table5.C4" office:value-type="string">
            <text:p text:style-name="P16">KO</text:p>
          </table:table-cell>
          <table:table-cell table:style-name="Table5.C4" office:value-type="string">
            <text:p text:style-name="P21">100%</text:p>
          </table:table-cell>
          <table:table-cell table:style-name="Table5.C4" office:value-type="string">
            <text:p text:style-name="P21">100%</text:p>
          </table:table-cell>
          <table:table-cell table:style-name="Table5.D4" office:value-type="string">
            <text:p text:style-name="P21">100%</text:p>
          </table:table-cell>
        </table:table-row>
        <table:table-row>
          <table:table-cell table:style-name="Table5.C4" office:value-type="string">
            <text:p text:style-name="P16">KOx5</text:p>
          </table:table-cell>
          <table:table-cell table:style-name="Table5.C4" office:value-type="string">
            <text:p text:style-name="P21">100%</text:p>
          </table:table-cell>
          <table:table-cell table:style-name="Table5.C4" office:value-type="string">
            <text:p text:style-name="P21">100%</text:p>
          </table:table-cell>
          <table:table-cell table:style-name="Table5.D4" office:value-type="string">
            <text:p text:style-name="P21">100%</text:p>
          </table:table-cell>
        </table:table-row>
      </table:table>
      <text:h text:style-name="P44" text:outline-level="1"><text:bookmark-start text:name="__RefHeading___Toc2680_2565024328"/>Fazit<text:bookmark-end text:name="__RefHeading___Toc2680_2565024328"/></text:h>
      <text:p text:style-name="P36"><text:span text:style-name="T10">Mein Fazit nach dem Ausführen aller Möglichkeiten und aller Dateien ist, dass, wenn Tobi die Stärken der Spieler nicht kennt, definitiv die Turnierform KO x5 nehmen und die Paare nach dem </text:span><text:span text:style-name="T13">Schlechtestem-mit-dem-Besten-Prinizip</text:span><text:span text:style-name="T10"> paaren sollte. Dies liegt daran, dass in einer </text:span><text:span text:style-name="T11">Mehrheit der Fälle dieser Weg zu dem besten Ergebnis </text:span><text:span text:style-name="T17">führt,</text:span><text:span text:style-name="T11"> nämlich, dass ein Spieler gewinnt, der die höchste Stärke hat.</text:span></text:p>
      <text:p text:style-name="P38"><text:span text:style-name="T11">W</text:span><text:span text:style-name="T6">enn Tobi aber die Stärken der Spieler kennt, sollte er sich für das </text:span><text:span text:style-name="T12">Liga-Prinz</text:span><text:span text:style-name="T14">i</text:span><text:span text:style-name="T12">p</text:span><text:span text:style-name="T6"> entscheiden, wenn es sehr viele Spieler gibt, die sehr nah an der höchsten vorkommenden Stärke liegen. Dies sieht man sehr gut an </text:span><text:span text:style-name="T12">spielstaerken4.txt</text:span><text:span text:style-name="T15">, da dort alle Spieler, bis auf einen, eine Stärke von 95 haben und der letzte eine Stärke von 100 besitzt. Das Ergebnis bei dieser Auslegung war, dass man das sinnvollste Ergebnis bei der Liga erzielt.</text:span></text:p>
      <text:h text:style-name="P45" text:outline-level="1"><text:bookmark-start text:name="__RefHeading___Toc2238_4178761632"/>Quellcode<text:bookmark-end text:name="__RefHeading___Toc2238_4178761632"/></text:h>
      <text:p text:style-name="P39">int Liga::play() {</text:p>
      <text:p text:style-name="P39"><text:tab/>this-&gt;initializeScores();</text:p>
      <text:p text:style-name="P39"/>
      <text:p text:style-name="P39"><text:tab/>for (std::set&lt;Player&gt;::iterator i = players.begin(); i != players.end(); i++) { <text:s/>// Everyone "fights" against everyone</text:p>
      <text:p text:style-name="P39"><text:tab/><text:tab/>for (std::set&lt;Player&gt;::iterator j = std::next(i, 1); j != players.end(); j++) {</text:p>
      <text:p text:style-name="P39"><text:tab/><text:tab/><text:tab/>int winningPlayer = Liga::playRound((Player&amp;)*i, (Player&amp;)*j);</text:p>
      <text:p text:style-name="P39"><text:tab/><text:tab/><text:tab/>this-&gt;scores[winningPlayer] = scores.at(winningPlayer) + 1;</text:p>
      <text:p text:style-name="P39"><text:tab/><text:tab/>}</text:p>
      <text:p text:style-name="P39"><text:tab/>}</text:p>
      <text:p text:style-name="P39"/>
      <text:p text:style-name="P39"><text:tab/>std::pair&lt;int, int&gt; bestPlayer(scores.begin()-&gt;first, scores.begin()-&gt;second);</text:p>
      <text:p text:style-name="P39"><text:tab/>for (std::map&lt;int, int&gt;::iterator i = scores.begin(); i != scores.end(); i++) {</text:p>
      <text:p text:style-name="P39"><text:tab/><text:tab/>if (i-&gt;second &gt; bestPlayer.second) {</text:p>
      <text:p text:style-name="P39"><text:tab/><text:tab/><text:tab/>bestPlayer.first = i-&gt;first;</text:p>
      <text:p text:style-name="P39"><text:tab/><text:tab/><text:tab/>bestPlayer.second = i-&gt;second;</text:p>
      <text:p text:style-name="P39"><text:tab/><text:tab/>} else if (i-&gt;second == bestPlayer.second &amp;&amp; i-&gt;first &lt; bestPlayer.first) {</text:p>
      <text:p text:style-name="P39"><text:tab/><text:tab/><text:tab/>bestPlayer.first = i-&gt;first;</text:p>
      <text:p text:style-name="P39"><text:soft-page-break/><text:tab/><text:tab/><text:tab/>bestPlayer.second = i-&gt;second;</text:p>
      <text:p text:style-name="P39"><text:tab/><text:tab/>}</text:p>
      <text:p text:style-name="P39"><text:tab/>} <text:s/>// Determine the best Player by saving the current best Player and comparing to the next Player</text:p>
      <text:p text:style-name="P39"/>
      <text:p text:style-name="P39"><text:tab/>this-&gt;scores.clear();</text:p>
      <text:p text:style-name="P39"><text:tab/>return bestPlayer.first; <text:s/>// return playernumber of winning player</text:p>
      <text:p text:style-name="P39">}</text:p>
      <text:p text:style-name="P39"/>
      <text:p text:style-name="P39">int KO::play() { <text:s/>// Play a tournament</text:p>
      <text:p text:style-name="P39"><text:tab/>fillPlayerVec();</text:p>
      <text:p text:style-name="P39"><text:tab/>std::vector&lt;Player&gt; winnerBank;</text:p>
      <text:p text:style-name="P39"/>
      <text:p text:style-name="P39"><text:tab/>organizeThePairs(WORSTVSBEST); // <text:span text:style-name="T57">Other options: ORDER, RANDOM</text:span></text:p>
      <text:p text:style-name="P39"/>
      <text:p text:style-name="P39"><text:tab/>while (plyVec.size() &gt; 1) { <text:s/>// Loop until the winner is determined</text:p>
      <text:p text:style-name="P39"><text:tab/><text:tab/>std::size_t formerSize;</text:p>
      <text:p text:style-name="P39"/>
      <text:p text:style-name="P39"><text:tab/><text:tab/>formerSize = plyVec.size();</text:p>
      <text:p text:style-name="Text_20_body"><text:span text:style-name="T30"><text:tab/><text:tab/>for (int i = 0; i &lt; formerSize/2; i++) { <text:s/>// Two players </text:span><text:span text:style-name="T31">p</text:span><text:span text:style-name="T30">lay against each other, </text:span><text:span text:style-name="T31">winner</text:span><text:span text:style-name="T30"> is </text:span><text:span text:style-name="T31">stored</text:span><text:span text:style-name="T30"> in second arr</text:span></text:p>
      <text:p text:style-name="P39"><text:tab/><text:tab/><text:tab/>Player winningPlayer = KO::playRound(plyVec.at(0), plyVec.at(1));</text:p>
      <text:p text:style-name="P39"><text:tab/><text:tab/><text:tab/>plyVec.erase(plyVec.begin(), plyVec.begin() + 2);</text:p>
      <text:p text:style-name="P39"><text:tab/><text:tab/><text:tab/>winnerBank.push_back(winningPlayer);</text:p>
      <text:p text:style-name="P39"><text:tab/><text:tab/>} <text:s/>// Both elements are deleted afterwards</text:p>
      <text:p text:style-name="P39"/>
      <text:p text:style-name="P39"><text:tab/><text:tab/>plyVec = winnerBank;</text:p>
      <text:p text:style-name="P39"><text:tab/><text:tab/>winnerBank.clear();</text:p>
      <text:p text:style-name="P39"><text:tab/>}</text:p>
      <text:p text:style-name="P39"/>
      <text:p text:style-name="P39"><text:tab/>return plyVec.at(0).getNumber(); <text:s/>// Return the last remaining player's number</text:p>
      <text:p text:style-name="P39">}</text:p>
      <text:p text:style-name="P39"/>
      <text:p text:style-name="P39">Player&amp; KO::playRound(Player &amp;ply1, Player &amp;ply2) { <text:s/>// Simulates a match between two players</text:p>
      <text:p text:style-name="P39"><text:tab/>int rndNum = 0;</text:p>
      <text:p text:style-name="P39"><text:tab/>if ((ply1.getStrength() + ply2.getStrength() != 0)) {</text:p>
      <text:p text:style-name="P39"><text:tab/><text:tab/>rndNum = rand() % (ply1.getStrength() + ply2.getStrength());</text:p>
      <text:p text:style-name="P39"><text:tab/><text:tab/>if (rndNum &gt;= ply1.getStrength()) {</text:p>
      <text:p text:style-name="P39"><text:tab/><text:tab/><text:tab/>return ply2; <text:s/>// Return playernumber</text:p>
      <text:p text:style-name="P39"><text:tab/><text:tab/>} else {</text:p>
      <text:p text:style-name="P39"><text:tab/><text:tab/><text:tab/>return ply1;</text:p>
      <text:p text:style-name="P39"><text:tab/><text:tab/>}</text:p>
      <text:p text:style-name="P39"><text:tab/>} else { <text:s/>// Prevent error if both players have strength of 0</text:p>
      <text:p text:style-name="P39"><text:soft-page-break/><text:tab/><text:tab/>rndNum = rand() % 2; <text:s/>// Decide by a chance of 50/50 who wins</text:p>
      <text:p text:style-name="P39"><text:tab/><text:tab/>if (rndNum == 0)</text:p>
      <text:p text:style-name="P39"><text:tab/><text:tab/><text:tab/>return ply1;</text:p>
      <text:p text:style-name="P39"><text:tab/><text:tab/>else</text:p>
      <text:p text:style-name="P39"><text:tab/><text:tab/><text:tab/>return ply2;</text:p>
      <text:p text:style-name="P39"><text:tab/>}</text:p>
      <text:p text:style-name="P39">}</text:p>
      <text:p text:style-name="P39"/>
      <text:p text:style-name="P39">void KO::organizeThePairs(concretePlan plan) {</text:p>
      <text:p text:style-name="P39"><text:tab/>if (plan == ORDER) { <text:s/>// Players are sorted by increasning strength</text:p>
      <text:p text:style-name="P39"><text:tab/><text:tab/>return;</text:p>
      <text:p text:style-name="P39"><text:tab/>} else if (plan == RANDOM) { <text:s/>// The players are randomly distributed</text:p>
      <text:p text:style-name="P39"><text:tab/><text:tab/>auto rd = std::random_device {};</text:p>
      <text:p text:style-name="P39"><text:tab/><text:tab/>auto rng = std::default_random_engine { rd() };</text:p>
      <text:p text:style-name="P39"><text:tab/><text:tab/>std::shuffle(plyVec.begin(), plyVec.end(), rng);</text:p>
      <text:p text:style-name="P39"><text:tab/>} else if (plan == WORSTVSBEST) { <text:s/>// The worst plays against the best, the 2. best against the 2. worst and so on</text:p>
      <text:p text:style-name="P39"><text:tab/><text:tab/>plyVec.clear();</text:p>
      <text:p text:style-name="P39"><text:tab/><text:tab/>auto reverse = std::prev(players.end(), 1); <text:s/>// Iterator<text:span text:style-name="T57">s</text:span> from front and back</text:p>
      <text:p text:style-name="P39"><text:tab/><text:tab/>auto normal = players.begin();</text:p>
      <text:p text:style-name="P39"><text:tab/><text:tab/>for (auto i = 0; i &lt; players.size()/2; i++, normal++, reverse--) {</text:p>
      <text:p text:style-name="P39"><text:tab/><text:tab/><text:tab/>plyVec.push_back(*normal);</text:p>
      <text:p text:style-name="P39"><text:tab/><text:tab/><text:tab/>plyVec.push_back(*reverse);</text:p>
      <text:p text:style-name="P39"><text:tab/><text:tab/>}</text:p>
      <text:p text:style-name="P39"><text:tab/>}</text:p>
      <text:p text:style-name="P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3: Tobis Turnier</text:reference-ref><text:tab/><text:tab/><text:span text:style-name="MT1">Team-ID: </text:span><text:span text:style-name="MT1"><text:reference-ref text:reference-format="text" text:ref-name="TeamId">Error: Reference source not found</text:reference-ref></text:span></text:p>
      </style:header>
      <style:header-first>
        <text:p text:style-name="MP1"/>
      </style:header-first>
      <style:footer>
        <text:p text:style-name="MP2"><text:tab/><text:page-number text:select-page="current">7</text:page-number>/<text:page-count>7</text:page-count></text:p>
      </style:footer>
      <style:footer-first>
        <text:p text:style-name="MP2"><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3T21:55:12.852498260</meta:creation-date>
    <meta:editing-duration>P5DT13H19M46S</meta:editing-duration>
    <meta:editing-cycles>12</meta:editing-cycles>
    <meta:generator>LibreOffice/7.0.1.2$MacOSX_X86_64 LibreOffice_project/7cbcfc562f6eb6708b5ff7d7397325de9e764452</meta:generator>
    <dc:date>2020-11-23T15:29:43.134504871</dc:date>
    <meta:document-statistic meta:table-count="5" meta:image-count="0" meta:object-count="0" meta:page-count="7" meta:paragraph-count="192" meta:word-count="1542" meta:character-count="10987" meta:non-whitespace-character-count="9497"/>
  </office:meta>
</office:document-meta>
</file>